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monospace" svg:font-family="monospace, monospace"/>
    <style:font-face style:name="sans-serif" svg:font-family="sans-serif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font-size="10.5pt" fo:letter-spacing="normal" fo:font-style="normal" fo:font-weight="normal"/>
    </style:style>
    <style:style style:name="P2" style:family="paragraph" style:parent-style-name="Standard">
      <style:text-properties fo:font-variant="normal" fo:text-transform="none" fo:color="#222222" loext:opacity="100%" style:font-name="sans-serif" fo:font-size="10.5pt" fo:letter-spacing="normal" fo:font-style="normal" fo:font-weight="normal"/>
    </style:style>
    <style:style style:name="P3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.499cm" style:contextual-spacing="false" fo:orphans="2" fo:widows="2" fo:text-indent="0cm" style:auto-text-indent="false" fo:background-color="#f8f9fa" fo:padding="0.049cm" fo:border="0.06pt solid #eaecf0" style:writing-mode="lr-tb"/>
      <style:text-properties fo:font-variant="normal" fo:text-transform="none" fo:color="#000000" loext:opacity="100%" fo:letter-spacing="normal" fo:background-color="#f8f8f8"/>
    </style:style>
    <style:style style:name="P4" style:family="paragraph" style:parent-style-name="Standard">
      <style:text-properties officeooo:paragraph-rsid="000e803a"/>
    </style:style>
    <style:style style:name="P5" style:family="paragraph" style:parent-style-name="Standard">
      <style:text-properties officeooo:rsid="000e803a" officeooo:paragraph-rsid="000e803a"/>
    </style:style>
    <style:style style:name="T1" style:family="text">
      <style:text-properties officeooo:rsid="0004b2b8"/>
    </style:style>
    <style:style style:name="T2" style:family="text">
      <style:text-properties style:font-name="monospace" fo:font-size="10.5pt" fo:font-style="normal" fo:font-weight="normal"/>
    </style:style>
    <style:style style:name="T3" style:family="text">
      <style:text-properties fo:color="#ba2121" loext:opacity="100%" style:font-name="monospace" fo:font-size="10.5pt" fo:font-style="normal" fo:font-weight="normal"/>
    </style:style>
    <style:style style:name="T4" style:family="text">
      <style:text-properties officeooo:rsid="00065297"/>
    </style:style>
    <style:style style:name="T5" style:family="text">
      <style:text-properties officeooo:rsid="00076646"/>
    </style:style>
    <style:style style:name="T6" style:family="text">
      <style:text-properties officeooo:rsid="000860be"/>
    </style:style>
    <style:style style:name="T7" style:family="text">
      <style:text-properties officeooo:rsid="0008d472"/>
    </style:style>
    <style:style style:name="T8" style:family="text">
      <style:text-properties officeooo:rsid="0009cb57"/>
    </style:style>
    <style:style style:name="T9" style:family="text">
      <style:text-properties officeooo:rsid="000a001b"/>
    </style:style>
    <style:style style:name="T10" style:family="text">
      <style:text-properties officeooo:rsid="000d5bd7"/>
    </style:style>
    <style:style style:name="T11" style:family="text">
      <style:text-properties officeooo:rsid="000e803a"/>
    </style:style>
    <style:style style:name="T12" style:family="text">
      <style:text-properties officeooo:rsid="001032f1"/>
    </style:style>
    <style:style style:name="T13" style:family="text">
      <style:text-properties fo:color="#c9211e" loext:opacity="100%" officeooo:rsid="000a001b"/>
    </style:style>
    <style:style style:name="T14" style:family="text">
      <style:text-properties fo:color="#c9211e" loext:opacity="100%" officeooo:rsid="000d5bd7"/>
    </style:style>
    <style:style style:name="T15" style:family="text">
      <style:text-properties officeooo:rsid="00109ae4"/>
    </style:style>
    <style:style style:name="T16" style:family="text">
      <style:text-properties officeooo:rsid="0010a52e"/>
    </style:style>
    <style:style style:name="T17" style:family="text">
      <style:text-properties officeooo:rsid="00110d96"/>
    </style:style>
    <style:style style:name="T18" style:family="text">
      <style:text-properties officeooo:rsid="0012dd80"/>
    </style:style>
    <style:style style:name="T19" style:family="text">
      <style:text-properties officeooo:rsid="0012e4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 <text:span text:style-name="T11">Package Manager</text:span></text:p>
      <text:p text:style-name="P4">→<text:span text:style-name="T11"> In Packages befinden sich Programme, deren Abhängigkeiten, Liste</text:span></text:p>
      <text:p text:style-name="P5"><text:tab/>von benötigten Abhängigkeiten und eine Installationsvorschrift bspw. in welches </text:p>
      <text:p text:style-name="P5"><text:tab/>Verzeichnis das Programm kopiert werden soll.</text:p>
      <text:p text:style-name="P4">→<text:span text:style-name="T11"> Packages können installiert werden.</text:span></text:p>
      <text:p text:style-name="P4"><text:tab/>→<text:span text:style-name="T11"> Wird ein Package installiert, speichert der Package Manager alle Information</text:span></text:p>
      <text:p text:style-name="P4"><text:tab/><text:tab/><text:span text:style-name="T11">Darüber, so dass das Programm mit all seinen Abhängigkeiten wie libraries oder</text:span></text:p>
      <text:p text:style-name="P4"><text:tab/><text:tab/><text:span text:style-name="T11">Konfigurationsdateien gelöscht werden kann.</text:span></text:p>
      <text:p text:style-name="Standard">→<text:span text:style-name="T12"> Packages für debian Systeme enden mit .deb</text:span></text:p>
      <text:p text:style-name="Standard">→<text:span text:style-name="T1"> apt steht für advanced package tool </text:span><text:span text:style-name="T11">und ist ein package manager.</text:span></text:p>
      <text:p text:style-name="Standard"><text:tab/>→<text:span text:style-name="T1"> erweitert die Funktionalität vom dpkg (debian package), </text:span><text:span text:style-name="T11">dem package manager </text:span></text:p>
      <text:p text:style-name="Standard"><text:tab/><text:tab/><text:span text:style-name="T11">für debian Systeme.</text:span></text:p>
      <text:p text:style-name="Standard"><text:tab/><text:tab/>→<text:span text:style-name="T1"> dpkg ist die Basis der Paketverwaltung von Debian (also auch Ubuntu).</text:span></text:p>
      <text:p text:style-name="Standard"><text:tab/><text:tab/>→<text:span text:style-name="T1"> dpkg ist ein Programm zum Installieren und Manipulieren von .deb Dateien <text:tab/><text:tab/><text:tab/><text:tab/>(binär).</text:span></text:p>
      <text:p text:style-name="P2"/>
      <text:p text:style-name="P2">Ein Paket installieren:</text:p>
      <text:p text:style-name="P2"/>
      <text:p text:style-name="P3"><text:s/><text:span text:style-name="T2">dpkg -i </text:span><text:span text:style-name="T3">'dateiname.deb'</text:span></text:p>
      <text:p text:style-name="P1">Ein Paket entfernen:</text:p>
      <text:p text:style-name="P3"><text:s/><text:span text:style-name="T2">dpkg -r </text:span><text:span text:style-name="T3">'paketname'</text:span></text:p>
      <text:p text:style-name="P1">Alle installierten Pakete auflisten:</text:p>
      <text:p text:style-name="P3"><text:s/><text:span text:style-name="T2">dpkg -l</text:span></text:p>
      <text:p text:style-name="P1">Alle im Paket enthaltenen Dateien auflisten:</text:p>
      <text:p text:style-name="P3"><text:s/><text:span text:style-name="T2">dpkg -L </text:span><text:span text:style-name="T3">'paketname'</text:span></text:p>
      <text:p text:style-name="Standard">→<text:span text:style-name="T1"> repositories</text:span></text:p>
      <text:p text:style-name="Standard"><text:tab/>→<text:span text:style-name="T4"> Server die Pakete zur Installation bereithalten (apt greift auf diese zu).</text:span></text:p>
      <text:p text:style-name="Standard"><text:tab/>→<text:span text:style-name="T5"> Die Adressen zu den Server stehen in Dateien im Ordner /etc/apt/sources.list.d</text:span></text:p>
      <text:p text:style-name="Standard"><text:tab/>→<text:span text:style-name="T6"> PPA (Personal Package Archive) sind ebenfalls repositories.</text:span></text:p>
      <text:p text:style-name="Standard"><text:tab/>→ <text:span text:style-name="T18">Die Datei /etc/apt/sources.list enthält die </text:span>Hauptquelle für Repositories.</text:p>
      <text:p text:style-name="Standard"><text:tab/>→ Das Verzeichnis <text:span text:style-name="Source_20_Text">/etc/apt/sources.list.d/</text:span> enthält Dateien, die zusätzliche <text:tab/><text:tab/><text:tab/>Repositories (wie PPAs) spezifizieren</text:p>
      <text:p text:style-name="Standard"><text:tab/>→ <text:span text:style-name="T19">Repository entfernen:</text:span> sudo add-apt-repository --remove ppa:inkscape.dev/stable</text:p>
      <text:p text:style-name="Standard"><text:tab/><text:tab/>→ <text:span text:style-name="T19">Die Datei mit dem Inhalt </text:span>deb <text:tab/><text:tab/><text:tab/><text:tab/><text:tab/><text:tab/><text:tab/><text:tab/><text:tab/><text:tab/>https://ppa.launchpadcontent.net/inkscape.dev/stable/ubuntu/ jammy main <text:tab/><text:tab/><text:tab/><text:span text:style-name="T19">wird gelöscht. </text:span></text:p>
      <text:p text:style-name="Standard"><text:tab/><text:tab/><text:tab/></text:p>
      <text:p text:style-name="Standard">// <text:span text:style-name="T7">erneuert die Liste aller Pakete die zur Installation auf dem Server zur Verfügung stehen.</text:span></text:p>
      <text:p text:style-name="Standard">→<text:span text:style-name="T7"> # sudo apt update</text:span></text:p>
      <text:p text:style-name="Standard"/>
      <text:p text:style-name="Standard">// <text:span text:style-name="T8">bringt alle installierten Pakete auf den neusten Stand.</text:span></text:p>
      <text:p text:style-name="Standard">→<text:span text:style-name="T8"> # sudo apt upgrade</text:span></text:p>
      <text:p text:style-name="Standard"/>
      <text:p text:style-name="Standard">//<text:span text:style-name="T9">Deinstallation von Anwendungen</text:span></text:p>
      <text:p text:style-name="Standard">→<text:span text:style-name="T9"> #sudo apt remove </text:span><text:span text:style-name="T17">&lt;package-name&gt;</text:span></text:p>
      <text:p text:style-name="Standard"/>
      <text:p text:style-name="Standard"><text:soft-page-break/>//<text:span text:style-name="T10">Wie remove nur das noch alle </text:span><text:span text:style-name="T14">ungenutzten Abhängigkeiten</text:span><text:span text:style-name="T10"> gelöscht werden.</text:span></text:p>
      <text:p text:style-name="Standard">//<text:span text:style-name="T16">Es wird kein package angegeben.</text:span></text:p>
      <text:p text:style-name="Standard">→<text:span text:style-name="T9"> #sudo apt autoremove </text:span></text:p>
      <text:p text:style-name="Standard"/>
      <text:p text:style-name="Standard">//<text:span text:style-name="T9">Deinstalliert Anwendung </text:span><text:span text:style-name="T13">und alle Konfigurationsdateien.</text:span></text:p>
      <text:p text:style-name="Standard">//<text:span text:style-name="T15">Konfigurationsdateien in /home werden trotzdem nicht gelöscht.</text:span></text:p>
      <text:p text:style-name="Standard">→<text:span text:style-name="T9"> #sudo apt purge </text:span><text:span text:style-name="T17">&lt;package-name&gt;</text:span></text:p>
      <text:p text:style-name="Standard">//<text:span text:style-name="T17">Deinstalliert die Anwendung inklusive aller Konfigurationsdateien und Abhängigkeiten.</text:span></text:p>
      <text:p text:style-name="Standard">→<text:span text:style-name="T17"> #sudo apt purge –auto-remove &lt;package-name&gt;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monospace" svg:font-family="monospace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1T12:42:08.928007292</meta:creation-date>
    <meta:generator>LibreOffice/7.3.7.2$Linux_X86_64 LibreOffice_project/30$Build-2</meta:generator>
    <dc:date>2024-08-17T11:08:49.825866251</dc:date>
    <meta:editing-duration>PT47M27S</meta:editing-duration>
    <meta:editing-cycles>16</meta:editing-cycles>
    <meta:document-statistic meta:table-count="0" meta:image-count="0" meta:object-count="0" meta:page-count="2" meta:paragraph-count="45" meta:word-count="312" meta:character-count="2333" meta:non-whitespace-character-count="2013"/>
  </office:meta>
</office:document-meta>
</file>